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1a89dc" officeooo:paragraph-rsid="001a89dc"/>
    </style:style>
    <style:style style:name="P2" style:family="paragraph" style:parent-style-name="Footer">
      <style:paragraph-properties fo:text-align="start" style:justify-single-word="false">
        <style:tab-stops>
          <style:tab-stop style:position="16.404cm" style:type="center"/>
          <style:tab-stop style:position="17cm" style:type="right"/>
        </style:tab-stops>
      </style:paragraph-properties>
      <style:text-properties officeooo:rsid="001823ef" officeooo:paragraph-rsid="001823ef"/>
    </style:style>
    <style:style style:name="P3" style:family="paragraph" style:parent-style-name="Text_20_body">
      <style:text-properties officeooo:rsid="001f4a1c" officeooo:paragraph-rsid="001f4a1c"/>
    </style:style>
    <style:style style:name="P4" style:family="paragraph" style:parent-style-name="Text_20_body">
      <style:text-properties officeooo:rsid="00204c16" officeooo:paragraph-rsid="00204c16"/>
    </style:style>
    <style:style style:name="P5" style:family="paragraph" style:parent-style-name="Text_20_body">
      <style:text-properties officeooo:paragraph-rsid="002df83f"/>
    </style:style>
    <style:style style:name="P6" style:family="paragraph" style:parent-style-name="Text_20_body">
      <style:text-properties officeooo:paragraph-rsid="003c8cc6"/>
    </style:style>
    <style:style style:name="P7" style:family="paragraph" style:parent-style-name="Text_20_body">
      <style:text-properties officeooo:paragraph-rsid="0025dd95"/>
    </style:style>
    <style:style style:name="P8" style:family="paragraph" style:parent-style-name="Text_20_body">
      <style:text-properties officeooo:paragraph-rsid="00228918"/>
    </style:style>
    <style:style style:name="P9" style:family="paragraph" style:parent-style-name="Subtitle">
      <style:text-properties officeooo:paragraph-rsid="001eb62d"/>
    </style:style>
    <style:style style:name="P10" style:family="paragraph" style:parent-style-name="Subtitle">
      <style:text-properties officeooo:rsid="001823ef" officeooo:paragraph-rsid="001eb62d"/>
    </style:style>
    <style:style style:name="P11" style:family="paragraph" style:parent-style-name="Contents_20_Heading">
      <style:paragraph-properties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4" style:family="paragraph" style:parent-style-name="Text_20_body">
      <style:text-properties officeooo:rsid="003c8cc6" officeooo:paragraph-rsid="003c8cc6"/>
    </style:style>
    <style:style style:name="P15" style:family="paragraph" style:parent-style-name="Text_20_body" style:list-style-name="L1">
      <style:text-properties officeooo:paragraph-rsid="003c8cc6"/>
    </style:style>
    <style:style style:name="P16" style:family="paragraph" style:parent-style-name="Text_20_body" style:list-style-name="L2">
      <style:text-properties officeooo:paragraph-rsid="001a89dc"/>
    </style:style>
    <style:style style:name="P17" style:family="paragraph" style:parent-style-name="Text_20_body">
      <style:text-properties officeooo:paragraph-rsid="0048832f"/>
    </style:style>
    <style:style style:name="P18" style:family="paragraph" style:parent-style-name="Heading_20_1" style:list-style-name="">
      <style:text-properties officeooo:rsid="0025dd95" officeooo:paragraph-rsid="0025dd95"/>
    </style:style>
    <style:style style:name="P19" style:family="paragraph" style:parent-style-name="Heading_20_1">
      <style:paragraph-properties fo:break-before="page"/>
    </style:style>
    <style:style style:name="P20" style:family="paragraph" style:parent-style-name="Heading_20_1">
      <style:paragraph-properties fo:break-before="page"/>
      <style:text-properties officeooo:rsid="0025dd95" officeooo:paragraph-rsid="0025dd95"/>
    </style:style>
    <style:style style:name="P21" style:family="paragraph" style:parent-style-name="Heading_20_3">
      <style:text-properties officeooo:rsid="003f8d6c" officeooo:paragraph-rsid="003f8d6c"/>
    </style:style>
    <style:style style:name="P22" style:family="paragraph" style:parent-style-name="Footnote">
      <style:text-properties officeooo:rsid="0046a280" officeooo:paragraph-rsid="0046a280"/>
    </style:style>
    <style:style style:name="T1" style:family="text">
      <style:text-properties officeooo:rsid="001db01d"/>
    </style:style>
    <style:style style:name="T2" style:family="text">
      <style:text-properties officeooo:rsid="001823ef"/>
    </style:style>
    <style:style style:name="T3" style:family="text">
      <style:text-properties style:font-name="Liberation Mono" officeooo:rsid="002d476b"/>
    </style:style>
    <style:style style:name="T4" style:family="text">
      <style:text-properties fo:font-style="italic" officeooo:rsid="00228918" style:font-style-asian="italic" style:font-style-complex="italic"/>
    </style:style>
    <style:style style:name="T5" style:family="text">
      <style:text-properties officeooo:rsid="00204c16"/>
    </style:style>
    <style:style style:name="T6" style:family="text">
      <style:text-properties officeooo:rsid="00228918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25dd95" style:font-style-asian="normal" style:font-style-complex="normal"/>
    </style:style>
    <style:style style:name="T9" style:family="text">
      <style:text-properties fo:font-style="normal" officeooo:rsid="00228918" style:font-style-asian="normal" style:font-style-complex="normal"/>
    </style:style>
    <style:style style:name="T10" style:family="text">
      <style:text-properties fo:font-style="normal" officeooo:rsid="002d476b" style:font-style-asian="normal" style:font-style-complex="normal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204c16" fo:background-color="transparent" loext:char-shading-value="0"/>
    </style:style>
    <style:style style:name="T13" style:family="text">
      <style:text-properties officeooo:rsid="002d476b"/>
    </style:style>
    <style:style style:name="T14" style:family="text">
      <style:text-properties officeooo:rsid="003a9c1c"/>
    </style:style>
    <style:style style:name="T15" style:family="text">
      <style:text-properties officeooo:rsid="003b8644"/>
    </style:style>
    <style:style style:name="T16" style:family="text">
      <style:text-properties officeooo:rsid="003c8cc6"/>
    </style:style>
    <style:style style:name="T17" style:family="text">
      <style:text-properties officeooo:rsid="003e4aa0"/>
    </style:style>
    <style:style style:name="T18" style:family="text">
      <style:text-properties officeooo:rsid="003f6f41"/>
    </style:style>
    <style:style style:name="T19" style:family="text">
      <style:text-properties officeooo:rsid="0025dd95"/>
    </style:style>
    <style:style style:name="T20" style:family="text">
      <style:text-properties officeooo:rsid="003f8d6c"/>
    </style:style>
    <style:style style:name="T21" style:family="text">
      <style:text-properties officeooo:rsid="00440455"/>
    </style:style>
    <style:style style:name="T22" style:family="text">
      <style:text-properties officeooo:rsid="0045c3f5"/>
    </style:style>
    <style:style style:name="T23" style:family="text">
      <style:text-properties fo:font-weight="bold" officeooo:rsid="00440455" style:font-weight-asian="bold" style:font-weight-complex="bold"/>
    </style:style>
    <style:style style:name="T24" style:family="text">
      <style:text-properties officeooo:rsid="004a7fc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itle">Rapport <text:span text:style-name="T2">de projet</text:span></text:p>
      <text:p text:style-name="P10">Modélisation – Sport</text:p>
      <text:p text:style-name="P9"/>
      <text:p text:style-name="P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11">Table des matières</text:p>
          </text:index-title>
          <text:p text:style-name="P12"><text:a xlink:type="simple" xlink:href="#__RefHeading___Toc2269_919177876" text:style-name="Index_20_Link" text:visited-style-name="Index_20_Link">1 Avant-propos<text:tab/>3</text:a></text:p>
          <text:p text:style-name="P12"><text:a xlink:type="simple" xlink:href="#__RefHeading___Toc2271_919177876" text:style-name="Index_20_Link" text:visited-style-name="Index_20_Link">2 Choix de notation<text:tab/>3</text:a></text:p>
          <text:p text:style-name="P12"><text:a xlink:type="simple" xlink:href="#__RefHeading___Toc2273_919177876" text:style-name="Index_20_Link" text:visited-style-name="Index_20_Link">3 Choix de conception<text:tab/>3</text:a></text:p>
          <text:p text:style-name="P13"><text:a xlink:type="simple" xlink:href="#__RefHeading___Toc2275_919177876" text:style-name="Index_20_Link" text:visited-style-name="Index_20_Link">1 Événements internationaux<text:tab/>3</text:a></text:p>
          <text:p text:style-name="P13"><text:a xlink:type="simple" xlink:href="#__RefHeading___Toc2277_919177876" text:style-name="Index_20_Link" text:visited-style-name="Index_20_Link">2 Joueurs en individuel<text:tab/>3</text:a></text:p>
          <text:p text:style-name="P13"><text:a xlink:type="simple" xlink:href="#__RefHeading___Toc2279_919177876" text:style-name="Index_20_Link" text:visited-style-name="Index_20_Link">3 Joueurs à multiple sports<text:tab/>3</text:a></text:p>
          <text:p text:style-name="P13"><text:a xlink:type="simple" xlink:href="#__RefHeading___Toc2281_919177876" text:style-name="Index_20_Link" text:visited-style-name="Index_20_Link">4 Competitions<text:tab/>3</text:a></text:p>
          <text:p text:style-name="P13"><text:a xlink:type="simple" xlink:href="#__RefHeading___Toc2283_919177876" text:style-name="Index_20_Link" text:visited-style-name="Index_20_Link">5 Conception de propriétés « définies », définition d’evenements multi-sport<text:tab/>4</text:a></text:p>
          <text:p text:style-name="P12"><text:a xlink:type="simple" xlink:href="#__RefHeading___Toc2285_919177876" text:style-name="Index_20_Link" text:visited-style-name="Index_20_Link">4 Eléments de foaf utilisés<text:tab/>5</text:a></text:p>
        </text:index-body>
      </text:table-of-content>
      <text:h text:style-name="P18" text:outline-level="1"/>
      <text:h text:style-name="P20" text:outline-level="1"><text:bookmark-start text:name="__RefHeading___Toc2269_919177876"/>Avant-propos<text:bookmark-end text:name="__RefHeading___Toc2269_919177876"/></text:h>
      <text:p text:style-name="P7"><text:span text:style-name="T19">Dans ce rapport, les noms de classe sont écrits en </text:span><text:span text:style-name="EMC_20_CLASSE">orange</text:span><text:span text:style-name="T19">, les noms de relation en </text:span><text:span text:style-name="EMC_20_RELATION">bleu</text:span><text:span text:style-name="T19">, et les noms d’individus en </text:span><text:span text:style-name="EMC_20_INSTANCE">violet/mauve</text:span><text:span text:style-name="T19">, pour rappeler les couleurs du logiciel Protégé. Une police </text:span><text:span text:style-name="T3">monospace</text:span><text:span text:style-name="T13"> est également utilisée</text:span></text:p>
      <text:h text:style-name="Heading_20_1" text:outline-level="1"><text:bookmark-start text:name="__RefHeading___Toc2271_919177876"/>Choix de notation<text:bookmark-end text:name="__RefHeading___Toc2271_919177876"/></text:h>
      <text:p text:style-name="P3">Considérons une relation qui a pour <text:span text:style-name="EMC_20_TERME_20_TECHNIQUE">domain</text:span> la classe <text:span text:style-name="EMC_20_CLASSE">Personne</text:span> et pour <text:span text:style-name="EMC_20_TERME_20_TECHNIQUE">range</text:span> la classe <text:span text:style-name="EMC_20_CLASSE">Nationalite</text:span>, <text:span text:style-name="T5">nous avons décidé de nommer cette relation «</text:span><text:span text:style-name="T12"> </text:span><text:span text:style-name="EMC_20_RELATION">personneANationalite</text:span><text:span text:style-name="T11"> </text:span>», <text:span text:style-name="T5">et de nommer toutes les autres relations sur ce schéma.</text:span> <text:span text:style-name="T5">Ainsi, il est possible de connaître le </text:span><text:span text:style-name="EMC_20_TERME_20_TECHNIQUE">domain</text:span><text:span text:style-name="T5"> et le </text:span><text:span text:style-name="EMC_20_TERME_20_TECHNIQUE">range</text:span><text:span text:style-name="T5"> d’une relation à partir de la seule donnée de son nom.</text:span></text:p>
      <text:p text:style-name="P4">Nom d’une relation : « domain/Verbe/Range »</text:p>
      <text:p text:style-name="P4">Exemple : <text:span text:style-name="EMC_20_RELATION">sportifJoueSport</text:span>, <text:span text:style-name="EMC_20_RELATION">evenementACompetition</text:span></text:p>
      <text:h text:style-name="Heading_20_1" text:outline-level="1"><text:bookmark-start text:name="__RefHeading___Toc2273_919177876"/>Choix de conception<text:bookmark-end text:name="__RefHeading___Toc2273_919177876"/></text:h>
      <text:h text:style-name="Heading_20_3" text:outline-level="3"><text:bookmark-start text:name="__RefHeading___Toc2275_919177876"/>Événements internationaux<text:bookmark-end text:name="__RefHeading___Toc2275_919177876"/></text:h>
      <text:p text:style-name="Text_20_body">Pour indiquer qu’un événement est international, on introduit un objet <text:span text:style-name="EMC_20_INSTANCE">International</text:span> instance de la classe <text:span text:style-name="EMC_20_CLASSE">Nationalite</text:span>, il suffit <text:span text:style-name="T1">ensuite d’associer l’événement en question à l’objet </text:span><text:span text:style-name="EMC_20_INSTANCE">international</text:span><text:span text:style-name="T1"> par la relation </text:span><text:span text:style-name="EMC_20_RELATION">evenementANationalite</text:span>.</text:p>
      <text:h text:style-name="Heading_20_3" text:outline-level="3"><text:bookmark-start text:name="__RefHeading___Toc2277_919177876"/>Joueur<text:span text:style-name="T20">s</text:span> en individuel<text:bookmark-end text:name="__RefHeading___Toc2277_919177876"/></text:h>
      <text:p text:style-name="Text_20_body"><text:span text:style-name="T18">Lorsqu’un qu’un</text:span> joueur pratiqu<text:span text:style-name="T6">e</text:span> <text:span text:style-name="T6">un</text:span> sport individuel (ping-pong, badminton) <text:span text:style-name="T6">on affectera à sa </text:span><text:span text:style-name="EMC_20_CLASSE">Place</text:span><text:span text:style-name="T6"> le rôle de </text:span><text:span text:style-name="EMC_20_INSTANCE">JoueurUnique</text:span>.</text:p>
      <text:h text:style-name="Heading_20_3" text:outline-level="3"><text:bookmark-start text:name="__RefHeading___Toc2279_919177876"/>Joueur<text:span text:style-name="T20">s</text:span> <text:span text:style-name="T20">à</text:span> multiple sports<text:bookmark-end text:name="__RefHeading___Toc2279_919177876"/></text:h>
      <text:p text:style-name="P8"><text:span text:style-name="T6">Pour indiquer tous les sports qu’un joueur pratique, et pour ne pas mélanger le rôle et la position qu’il occupe dans ce sport, nous avons mis en place une classe </text:span><text:span text:style-name="EMC_20_CLASSE">Place</text:span><text:span text:style-name="T6"> qui représente le fait qu’une personne joue un </text:span><text:span text:style-name="EMC_20_CLASSE"><text:span text:style-name="T7">sport</text:span></text:span><text:span text:style-name="T6"> avec un certain </text:span><text:span text:style-name="EMC_20_INSTANCE"><text:span text:style-name="T7">rôle</text:span></text:span><text:span text:style-name="T9"> </text:span><text:span text:style-name="T8">(capitaine, joueur_simple, etc)</text:span><text:span text:style-name="T9"> </text:span><text:span text:style-name="T6">et une certaine </text:span><text:span text:style-name="EMC_20_CLASSE"><text:span text:style-name="T7">position</text:span></text:span><text:span text:style-name="T4"> </text:span><text:span text:style-name="T8">(Attaquant, défenseur, etc). Une personne peut avoir plusieurs </text:span><text:span text:style-name="EMC_20_CLASSE"><text:span text:style-name="T7">Place</text:span></text:span><text:span text:style-name="T8">s, une </text:span><text:span text:style-name="EMC_20_CLASSE"><text:span text:style-name="T7">place</text:span></text:span><text:span text:style-name="T8"> ne peut avoir qu’un </text:span><text:span text:style-name="EMC_20_CLASSE"><text:span text:style-name="T7">sport</text:span></text:span><text:span text:style-name="T8">, qu’un </text:span><text:span text:style-name="EMC_20_CLASSE"><text:span text:style-name="T7">rôle</text:span></text:span><text:span text:style-name="T8"> et qu’une </text:span><text:span text:style-name="EMC_20_CLASSE"><text:span text:style-name="T7">position</text:span></text:span><text:span text:style-name="T8">. </text:span><text:span text:style-name="T10">Ainsi, c</text:span>haque place correspond a un ensemble de données : un sport, un rôle, un poste.</text:p>
      <text:h text:style-name="Heading_20_3" text:outline-level="3"><text:bookmark-start text:name="__RefHeading___Toc2281_919177876"/>Competition<text:span text:style-name="T20">s</text:span><text:bookmark-end text:name="__RefHeading___Toc2281_919177876"/></text:h>
      <text:p text:style-name="P5">On considère que les compétitions sont propres à chaque événement, une compétition ne peut prendre place que dans un seul événement.</text:p>
      <text:h text:style-name="P21" text:outline-level="3"><text:bookmark-start text:name="__RefHeading___Toc2283_919177876"/><text:soft-page-break/>Conception de « <text:span text:style-name="T22">super-propriété d’une chaîne »</text:span>, définition d’<text:span text:style-name="T24">é</text:span>v<text:span text:style-name="T24">é</text:span>nements multi-sport<text:bookmark-end text:name="__RefHeading___Toc2283_919177876"/></text:h>
      <text:p text:style-name="P6"><text:span text:style-name="T14">Pour faciliter la définition des classes, il est parfois utile de créer des propriétés « définies ». Par exemple, nous avons déjà la propriété </text:span><text:span text:style-name="EMC_20_RELATION"><text:span text:style-name="T15">evenementAcompet</text:span></text:span> <text:span text:style-name="T15">et la propriété</text:span><text:span text:style-name="EMC_20_RELATION"> CompetASport</text:span><text:span text:style-name="T15">. Mais avec ces deux relations, il est impossible de définir correctement la classe </text:span><text:span text:style-name="EMC_20_CLASSE">EvenementMultiSport</text:span>, <text:span text:style-name="T15">car une contrainte de cardinalité </text:span><text:span text:style-name="EMC_20_INLINE_20_CODE">min 2</text:span> <text:span text:style-name="T15">sur </text:span><text:span text:style-name="EMC_20_RELATION">evenementAcompet </text:span><text:span text:style-name="T15">ne garantit pas que les compétitions soient différentes. Pour palier a ce problème, on crée la propriété définie </text:span><text:span text:style-name="EMC_20_RELATION">evemenentASport</text:span><text:span text:style-name="T15"> qui est définie par « </text:span><text:span text:style-name="EMC_20_INLINE_20_CODE">evenementA</text:span><text:span text:style-name="EMC_20_INLINE_20_CODE"><text:span text:style-name="T24">C</text:span></text:span><text:span text:style-name="EMC_20_INLINE_20_CODE">ompet o CompetASport</text:span><text:span text:style-name="T15"> », où </text:span><text:span text:style-name="EMC_20_INLINE_20_CODE">o</text:span> <text:span text:style-name="T16">est un opérateur qui permet de « chaîner » les propriétés.</text:span></text:p>
      <text:p text:style-name="P14">Ainsi :</text:p>
      <text:list xml:id="list4629520129361089173" text:style-name="L1">
        <text:list-item>
          <text:p text:style-name="P15"><text:span text:style-name="T16">si « </text:span><text:span text:style-name="EMC_20_INLINE_20_CODE">jo_16 evenementACompet </text:span><text:span text:style-name="EMC_20_INLINE_20_CODE"><text:span text:style-name="T16">t</text:span></text:span><text:span text:style-name="EMC_20_INLINE_20_CODE">ennis_jo_16</text:span><text:span text:style-name="T16"> »</text:span></text:p>
        </text:list-item>
        <text:list-item>
          <text:p text:style-name="P15"><text:span text:style-name="T17">et si « </text:span><text:span text:style-name="EMC_20_INLINE_20_CODE">Tennis_jo_16 competASport tennis</text:span> »</text:p>
        </text:list-item>
        <text:list-item>
          <text:p text:style-name="P15"><text:span text:style-name="T16">alors le raisonneur trouvera « </text:span><text:span text:style-name="EMC_20_INLINE_20_CODE">jo_16 evenementASport tennis</text:span><text:span text:style-name="T16"> »</text:span></text:p>
        </text:list-item>
      </text:list>
      <text:p text:style-name="P17">Pour définir <text:span text:style-name="EMC_20_CLASSE">EvenementMultiSport</text:span>, il <text:span text:style-name="T21">aurait alors suffi</text:span> de donner une contrainte de cardinalité <text:span text:style-name="EMC_20_INLINE_20_CODE">min 2</text:span> sur <text:span text:style-name="EMC_20_RELATION">evenementASport</text:span>. <text:span text:style-name="T21">Malheuresement, il est interdit par la spécification OWL d’utiliser des propriétés « non-simple » dans une contrainte de cardinalité</text:span><text:span text:style-name="T23"><text:note text:id="ftn0" text:note-class="footnote"><text:note-citation>1</text:note-citation><text:note-body><text:p text:style-name="P22">Voir <text:a xlink:type="simple" xlink:href="http://protege-project.136.n4.nabble.com/Unfathomable-error-message-td1747948.html" text:style-name="Internet_20_link" text:visited-style-name="Visited_20_Internet_20_Link">http://protege-project.136.n4.nabble.com/Unfathomable-error-message-td1747948.html</text:a></text:p></text:note-body></text:note></text:span><text:span text:style-name="T21">. Par la suite, on considérera qu’un événement ne peut avoir deux compétitions du même sport : ainsi, une contrainte de cardinalité </text:span><text:span text:style-name="EMC_20_INLINE_20_CODE">min 2</text:span><text:span text:style-name="T21"> sur evenementAcompet suffit à définir </text:span><text:span text:style-name="EMC_20_CLASSE">EvenementMultiSport</text:span>.</text:p>
      <text:h text:style-name="P19" text:outline-level="1"><text:bookmark-start text:name="__RefHeading___Toc2285_919177876"/>Eléments de foaf utilisés<text:bookmark-end text:name="__RefHeading___Toc2285_919177876"/></text:h>
      <text:list xml:id="list6262310274337503987" text:style-name="L2">
        <text:list-item>
          <text:p text:style-name="P16">« foaf :Person » dont les Sportifs héritent.</text:p>
        </text:list-item>
        <text:list-item>
          <text:p text:style-name="P16">« foaf:gender » utilisé pour le genre des sportifs.</text:p>
        </text:list-item>
        <text:list-item>
          <text:p text:style-name="P16">« foaf:group »  dont les Equipes héritent.</text:p>
        </text:list-item>
        <text:list-item>
          <text:p text:style-name="P16">« foaf:organization »  dont les Clubs hériten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C_20_INLINE_20_CODE" style:display-name="EMC INLINE CODE" style:family="text">
      <style:text-properties style:font-name="Liberation Mono" fo:font-family="'Liberation Mono'" style:font-family-generic="modern" style:font-pitch="fixed" officeooo:rsid="001bad94" fo:background-color="#dddddd"/>
    </style:style>
    <style:style style:name="Numbering_20_Symbols" style:display-name="Numbering Symbols" style:family="text"/>
    <style:style style:name="EMC_20_TERME_20_TECHNIQUE" style:display-name="EMC TERME TECHNIQUE" style:family="text">
      <style:text-properties fo:font-style="italic" officeooo:rsid="001f4a1c" style:font-size-asian="10.5pt" style:font-style-asian="italic" style:font-style-complex="italic"/>
    </style:style>
    <style:style style:name="EMC_20_CLASSE" style:display-name="EMC CLASSE" style:family="text" style:parent-style-name="EMC_20_INLINE_20_CODE">
      <style:text-properties fo:color="#ff6600" style:font-name="Liberation Mono" fo:font-family="'Liberation Mono'" style:font-family-generic="modern" style:font-pitch="fixed" officeooo:rsid="001bad94" fo:background-color="transparent" style:font-size-asian="10.5pt"/>
    </style:style>
    <style:style style:name="EMC_20_RELATION" style:display-name="EMC RELATION" style:family="text" style:parent-style-name="EMC_20_INLINE_20_CODE">
      <style:text-properties fo:color="#3333ff" style:font-name="Liberation Mono" fo:font-family="'Liberation Mono'" style:font-family-generic="modern" style:font-pitch="fixed" officeooo:rsid="001bad94" fo:background-color="transparent" style:font-size-asian="10.5pt"/>
    </style:style>
    <style:style style:name="EMC_20_INSTANCE" style:display-name="EMC INSTANCE" style:family="text" style:parent-style-name="EMC_20_INLINE_20_CODE">
      <style:text-properties fo:color="#9933ff" style:font-name="Liberation Mono" fo:font-family="'Liberation Mono'" style:font-family-generic="modern" style:font-pitch="fixed" officeooo:rsid="001bad94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89dc" officeooo:paragraph-rsid="001a89dc"/>
    </style:style>
    <style:style style:name="MP2" style:family="paragraph" style:parent-style-name="Footer">
      <style:paragraph-properties fo:text-align="start" style:justify-single-word="false">
        <style:tab-stops>
          <style:tab-stop style:position="16.404cm" style:type="center"/>
          <style:tab-stop style:position="17cm" style:type="right"/>
        </style:tab-stops>
      </style:paragraph-properties>
      <style:text-properties officeooo:rsid="001823ef" officeooo:paragraph-rsid="001823ef"/>
    </style:style>
    <style:style style:name="MT1" style:family="text">
      <style:text-properties officeooo:rsid="001db01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MC – Rapport de projet – <text:span text:style-name="MT1">Modélisation</text:span> <text:span text:style-name="MT1">Sport</text:span></text:p>
      </style:header>
      <style:footer>
        <text:p text:style-name="MP2">Germain CLAUSS &amp; Clément SAINTIER <text:tab/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4:14:40.708497418</meta:creation-date>
    <dc:date>2016-11-24T12:59:46.862310425</dc:date>
    <meta:editing-duration>PT1H32M15S</meta:editing-duration>
    <meta:editing-cycles>14</meta:editing-cycles>
    <meta:generator>LibreOffice/5.1.4.2$Linux_X86_64 LibreOffice_project/10m0$Build-2</meta:generator>
    <meta:document-statistic meta:table-count="0" meta:image-count="0" meta:object-count="0" meta:page-count="5" meta:paragraph-count="42" meta:word-count="592" meta:character-count="3800" meta:non-whitespace-character-count="3260"/>
  </office:meta>
</office:document-meta>
</file>